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text-outline="false" style:text-line-through-style="none" style:font-name="Calibri" fo:font-size="12pt"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P2" style:family="paragraph" style:parent-style-name="Standard">
      <style:paragraph-properties fo:text-align="start" style:justify-single-word="false"/>
    </style:style>
    <style:style style:name="P3" style:family="paragraph" style:parent-style-name="Standard">
      <style:text-properties style:font-name="Calibri"/>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paragraph-properties fo:text-align="start" style:justify-single-word="false"/>
      <style:text-properties style:font-name="Calibri" fo:font-weight="bold" style:font-weight-asian="bold" style:font-weight-complex="bold"/>
    </style:style>
    <style:style style:name="P6"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Calibri"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Calibri"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Calibri" fo:font-size="6.5pt" fo:font-weight="bold" style:font-size-asian="6.5pt" style:font-weight-asian="bold" style:font-size-complex="6.5pt" style:font-weight-complex="bold"/>
    </style:style>
    <style:style style:name="P13" style:family="paragraph" style:parent-style-name="Standard">
      <style:paragraph-properties fo:break-before="page"/>
      <style:text-properties style:font-name="Calibri"/>
    </style:style>
    <style:style style:name="P14"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16" style:family="paragraph" style:parent-style-name="_5b_Einf._20_Abs._5d_">
      <style:paragraph-properties fo:text-align="center" style:justify-single-word="false"/>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7"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8"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19"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bold" style:font-name-asian="Minion Pro" style:font-size-asian="15pt" style:font-style-asian="normal" style:font-weight-asian="bold" style:font-name-complex="Minion Pro" style:font-size-complex="15pt" style:font-style-complex="normal" style:font-weight-complex="bold" style:text-emphasize="none" style:text-scale="100%"/>
    </style:style>
    <style:style style:name="P20" style:family="paragraph" style:parent-style-name="_5b_Einf._20_Abs._5d_">
      <style:paragraph-properties fo:margin-left="0cm" fo:margin-right="0cm" fo:margin-top="0cm" fo:margin-bottom="0cm" fo:line-height="120%" fo:text-align="center"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1" style:family="paragraph" style:parent-style-name="_5b_Einf._20_Abs._5d_">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5pt" fo:letter-spacing="normal" fo:language="de" fo:country="DE" fo:font-style="normal" style:text-underline-style="none" fo:font-weight="normal" style:font-name-asian="Minion Pro" style:font-size-asian="15pt" style:font-style-asian="normal" style:font-weight-asian="normal" style:font-name-complex="Minion Pro" style:font-size-complex="15pt" style:font-style-complex="normal" style:font-weight-complex="normal" style:text-emphasize="none" style:text-scale="100%"/>
    </style:style>
    <style:style style:name="P22" style:family="paragraph" style:parent-style-name="Standard">
      <style:text-properties style:font-name="Calibri"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Calibri" fo:font-weight="bold" style:font-weight-asian="bold" style:font-weight-complex="bold"/>
    </style:style>
    <style:style style:name="P24" style:family="paragraph" style:parent-style-name="Standard">
      <style:paragraph-properties fo:text-align="start"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6"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7"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28" style:family="paragraph" style:parent-style-name="Standard">
      <style:paragraph-properties fo:text-align="start" style:justify-single-word="fals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29" style:family="paragraph" style:parent-style-name="Standard">
      <style:paragraph-properties fo:text-align="start" style:justify-single-word="false"/>
      <style:text-properties style:font-name="Calibri" fo:font-weight="bold" style:font-weight-asian="bold" style:font-weight-complex="bold"/>
    </style:style>
    <style:style style:name="P30" style:family="paragraph" style:parent-style-name="Standard">
      <style:paragraph-properties fo:text-align="center" style:justify-single-word="false" fo:break-before="page"/>
      <style:text-properties style:font-name="Calibri" fo:font-size="14pt" fo:font-weight="bold" style:font-size-asian="14pt" style:font-weight-asian="bold" style:font-size-complex="14pt" style:font-weight-complex="bold"/>
    </style:style>
    <style:style style:name="P31"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32" style:family="paragraph" style:parent-style-name="Standard">
      <style:paragraph-properties fo:text-align="start" style:justify-single-word="false" fo:break-before="page"/>
      <style:text-properties fo:font-variant="normal" fo:text-transform="none"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33" style:family="paragraph" style:parent-style-name="Standard">
      <style:paragraph-properties fo:text-align="start" style:justify-single-word="false" fo:break-before="page"/>
      <style:text-properties style:font-name="Calibri" fo:font-weight="bold" style:font-weight-asian="bold" style:font-weight-complex="bold"/>
    </style:style>
    <style:style style:name="P34" style:family="paragraph" style:parent-style-name="_5b_Einf._20_Abs._5d_">
      <style:paragraph-properties style:text-autospace="none"/>
      <style:text-properties style:font-name="Calibri" fo:font-weight="normal" style:font-weight-asian="normal" style:font-weight-complex="normal"/>
    </style:style>
    <style:style style:name="P35" style:family="paragraph" style:parent-style-name="_5b_Einf._20_Abs._5d_" style:list-style-name="">
      <style:paragraph-properties style:text-autospace="none"/>
      <style:text-properties style:font-name="Minion Pro" fo:font-weight="normal" style:font-weight-asian="normal" style:font-weight-complex="normal"/>
    </style:style>
    <style:style style:name="P36" style:family="paragraph" style:parent-style-name="_5b_Einf._20_Abs._5d_" style:list-style-name="">
      <style:paragraph-properties style:text-autospace="none"/>
      <style:text-properties style:font-name="Calibri" fo:font-weight="normal" style:font-weight-asian="normal" style:font-weight-complex="normal"/>
    </style:style>
    <style:style style:name="P37" style:family="paragraph" style:parent-style-name="_5b_Einf._20_Abs._5d_" style:list-style-name="">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P38" style:family="paragraph" style:parent-style-name="_5b_Einf._20_Abs._5d_" style:list-style-name="">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P39" style:family="paragraph" style:parent-style-name="_5b_Einf._20_Abs._5d_" style:list-style-name="">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font-size-asian="14pt" style:font-size-complex="14pt"/>
    </style:style>
    <style:style style:name="T4" style:family="text">
      <style:text-properties fo:font-style="italic" style:font-style-asian="italic" style:font-style-complex="italic"/>
    </style:style>
    <style:style style:name="T5" style:family="text">
      <style:text-properties style:text-outline="false" style:text-line-through-style="none"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style:font-name-asian="Tahoma" style:font-style-asian="normal" style:font-name-complex="Tahoma" style:font-style-complex="normal" style:text-emphasize="none" style:text-overline-style="none" style:text-overline-color="font-color"/>
    </style:style>
    <style:style style:name="T7" style:family="text">
      <style:text-properties style:text-outline="false" style:text-line-through-style="none" fo:font-size="12pt" fo:font-style="normal" fo:text-shadow="none" style:text-underline-style="none" style:font-name-asian="Calibri" style:font-size-asian="12pt" style:font-style-asian="normal" style:font-name-complex="Calibri" style:font-size-complex="12pt" style:font-style-complex="normal" style:text-emphasize="none" style:text-overline-style="none" style:text-overline-color="font-color"/>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000000" fo:font-size="12pt" fo:letter-spacing="normal" fo:font-style="normal" style:font-size-asian="12pt" style:font-size-complex="12pt"/>
    </style:style>
    <style:style style:name="T12" style:family="text">
      <style:text-properties fo:font-variant="normal" fo:text-transform="none" fo:color="#000000" style:text-line-through-style="none" style:text-position="0% 100%"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3" style:family="text">
      <style:text-properties fo:font-variant="normal" fo:text-transform="none"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4" style:family="text">
      <style:text-properties fo:font-variant="normal" fo:text-transform="none" fo:color="#000000" style:text-line-through-style="none" style:text-position="0% 100%" style:font-name="Calibri"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5" style:family="text">
      <style:text-properties fo:font-variant="normal" fo:text-transform="none"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T16" style:family="text">
      <style:text-properties fo:font-variant="normal" fo:text-transform="none" fo:color="#000000" style:text-line-through-style="none" style:text-position="0% 100%" style:font-name="Minion Pro"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17" style:family="text">
      <style:text-properties fo:font-variant="normal" fo:text-transform="none" fo:color="#000000" style:text-line-through-style="none" style:text-position="0% 100%" style:font-name="Minion Pro" fo:font-size="14pt" fo:letter-spacing="normal" fo:language="de" fo:country="DE" fo:font-style="normal" style:text-underline-style="none" style:font-name-asian="Minion Pro" style:font-size-asian="14pt" style:font-style-asian="normal" style:font-name-complex="Minion Pro" style:font-size-complex="14pt" style:font-style-complex="normal" style:text-emphasize="none" style:text-scale="100%"/>
    </style:style>
    <style:style style:name="T18" style:family="text">
      <style:text-properties fo:font-variant="normal" fo:text-transform="none" fo:color="#000000" style:text-line-through-style="none" style:text-position="0% 100%" fo:font-size="14pt" fo:letter-spacing="normal" fo:language="de" fo:country="DE" fo:font-style="normal" style:text-underline-style="none" style:font-name-asian="Minion Pro" style:font-size-asian="14pt" style:font-style-asian="normal" style:font-name-complex="Minion Pro" style:font-size-complex="14pt" style:font-style-complex="normal" style:text-emphasize="none" style:text-scale="100%"/>
    </style:style>
    <style:style style:name="T19" style:family="text">
      <style:text-properties fo:color="#000000" style:text-line-through-style="none" style:text-position="0% 100%"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20" style:family="text">
      <style:text-properties fo:color="#000000" style:text-line-through-style="none" style:text-position="0% 100%" fo:font-size="12pt" fo:letter-spacing="normal" fo:language="de" fo:country="DE" fo:font-style="normal" style:text-underline-style="none" fo:font-weight="bold" style:font-name-asian="Minion Pro" style:font-size-asian="12pt" style:font-style-asian="normal" style:font-weight-asian="bold" style:font-name-complex="Minion Pro" style:font-size-complex="12pt" style:font-style-complex="normal" style:font-weight-complex="bold" style:text-emphasize="none" style:text-scale="100%"/>
    </style:style>
    <style:style style:name="T21" style:family="text">
      <style:text-properties fo:color="#000000" style:text-line-through-style="none" style:text-position="0% 100%" style:font-name="Minion Pro"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22" style:family="text">
      <style:text-properties fo:color="#000000" style:text-line-through-style="none" style:text-position="0% 100%" style:font-name="Calibri" fo:font-size="12pt" fo:letter-spacing="normal" fo:language="de" fo:country="DE" fo:font-style="normal" style:text-underline-style="none" style:font-name-asian="Minion Pro" style:font-size-asian="12pt" style:font-style-asian="normal" style:font-name-complex="Minion Pro" style:font-size-complex="12pt" style:font-style-complex="normal" style:text-emphasize="none" style:text-scale="100%"/>
    </style:style>
    <style:style style:name="T23" style:family="text">
      <style:text-properties style:font-name="Calibri" fo:font-size="12pt" fo:font-weight="normal" style:font-size-asian="12pt" style:font-weight-asian="normal" style:font-size-complex="12pt" style:font-weight-complex="normal"/>
    </style:style>
    <style:style style:name="T24" style:family="text">
      <style:text-properties fo:font-size="30pt" fo:font-weight="bold" style:font-size-asian="30pt" style:font-weight-asian="bold" style:font-size-complex="30pt" style:font-weight-complex="bold"/>
    </style:style>
    <style:style style:name="T25" style:family="text">
      <style:text-properties fo:font-size="15pt" fo:font-weight="bold" style:font-size-asian="15pt" style:font-weight-asian="bold" style:font-size-complex="15pt" style:font-weight-complex="bold"/>
    </style:style>
    <style:style style:name="T26" style:family="text">
      <style:text-properties fo:font-size="15pt" style:font-size-asian="15pt" style:font-size-complex="15pt"/>
    </style:style>
    <style:style style:name="fr1"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24">Hochschule für Künste - Bremen</text:span><text:span text:style-name="T25"><text:line-break/></text:span></text:p>
      <text:p text:style-name="P17"><text:span text:style-name="T26"><text:line-break/>Studiengang “Digitale Medien“<text:line-break/>(SpellShot):<text:line-break/><text:line-break/></text:span><text:span text:style-name="T25">Experimente zur Motorik und Intuitivität innerhalb der Virtual Reality</text:span></text:p>
      <text:p text:style-name="P19"/>
      <text:p text:style-name="P19"/>
      <text:p text:style-name="P19"/>
      <text:p text:style-name="P19"/>
      <text:p text:style-name="P20">Bachelorarbeit</text:p>
      <text:p text:style-name="P19"/>
      <text:p text:style-name="P17"><text:span text:style-name="T26">Zur Erlangung des akademischen Grades eines</text:span><text:span text:style-name="T25"><text:line-break/><text:line-break/></text:span><text:span text:style-name="T24">Bachelor of Arts</text:span><text:span text:style-name="T25"><text:line-break/><text:line-break/></text:span><text:span text:style-name="T26">vorgelegt von:<text:line-break/><text:line-break/>Finn Lichtenberg<text:line-break/></text:span></text:p>
      <text:p text:style-name="P20"/>
      <text:p text:style-name="P20"/>
      <text:p text:style-name="P20"><text:tab/></text:p>
      <text:p text:style-name="P21">Bearbeitungszeit: vom 13.10.22 bis 14.02.23<text:line-break/><text:line-break/>Betreuer:<text:tab/>Nuri Ovüc und Udo Frese</text:p>
      <text:p text:style-name="P22"/>
      <text:p text:style-name="P13"><text:span text:style-name="T2">Inhaltsverzeichnis</text:span><text:line-break/><text:line-break/><text:span text:style-name="T1">1.<text:tab/>Einleitung</text:span></text:p>
      <text:p text:style-name="P4"/>
      <text:p text:style-name="P3">1.1<text:tab/>Definition von Virtual Reality (VR)</text:p>
      <text:p text:style-name="P3">1.2<text:tab/>Ziele und Fragestellung der Arbeit</text:p>
      <text:p text:style-name="P3"/>
      <text:p text:style-name="P4">2.<text:tab/>Stand ähnlicher Anwendungen</text:p>
      <text:p text:style-name="P3"/>
      <text:p text:style-name="P3">2.1<text:tab/>Überblick über aktuelle Anwendungen mit ähnlichen Interaktionen in VR-Umgebungen</text:p>
      <text:p text:style-name="P3">2.2<text:tab/>Beschreibung der Ausführung relevanter Interaktionen</text:p>
      <text:p text:style-name="P3"/>
      <text:p text:style-name="P4">3.<text:tab/>Umsetzung des Projektes: SpellShot</text:p>
      <text:p text:style-name="P3"/>
      <text:p text:style-name="P3">3.1<text:tab/>Beschreibung der verwendeten Benutzer Testmethode (RITE)</text:p>
      <text:p text:style-name="P3">3.2<text:tab/>Idee und Konzept<text:line-break/>3.3<text:tab/>Beschreibung Interaktionen</text:p>
      <text:p text:style-name="P3">3.4<text:tab/>Realisierung und Making-of</text:p>
      <text:p text:style-name="P3"/>
      <text:p text:style-name="P4">4.<text:tab/>Fazit und Ausblick</text:p>
      <text:p text:style-name="P4"/>
      <text:p text:style-name="P3">4.1<text:tab/>Darstellung und Analyse der gewonnenen Daten</text:p>
      <text:p text:style-name="P3">4.2<text:tab/>Diskussion der Ergebnisse im Hinblick auf die Ziele und Fragestellung der Arbeit</text:p>
      <text:p text:style-name="P3">4.3<text:tab/>Zusammenfassung der wichtigsten Erkenntnisse und Implikationen der Arbeit</text:p>
      <text:p text:style-name="P3">4.4<text:tab/>Perspektiven für zukünftige Erweiterung der Anwendung</text:p>
      <text:p text:style-name="P3"/>
      <text:p text:style-name="P4">6.<text:tab/>Anhang</text:p>
      <text:p text:style-name="P3"/>
      <text:p text:style-name="P3">6.1<text:tab/>Abbildungsverzeichnis</text:p>
      <text:p text:style-name="P3">6.2<text:tab/>Literaturverzeichnis</text:p>
      <text:p text:style-name="P14">1.Einleitung</text:p>
      <text:p text:style-name="P4"/>
      <text:p text:style-name="P4">1.1<text:tab/>Definition von Virtual Reality (VR)</text:p>
      <text:p text:style-name="P3">"Virtual Reality (VR) ist eine computergenerierte Simulation von realen oder fiktionalen Umgebungen, die es dem Nutzer ermöglicht, sich in diesen zu bewegen und zu interagieren. Die Technologie der VR hat in den letzten Jahren enorme Fortschritte gemacht und findet zunehmend Anwendung in verschiedenen Bereichen wie der Unterhaltung, der Bildung, der Medizin oder der Architektur.</text:p>
      <text:p text:style-name="P3"/>
      <text:p text:style-name="P3">Die Interaktion in VR-Umgebungen stellt dabei einen wichtigen Aspekt dar, da sie den Nutzer in die Lage versetzt, sich aktiv in der virtuellen Welt zu bewegen und mit ihr zu interagieren. Diese Interaktion kann dabei auf unterschiedliche Weise erfolgen, zum Beispiel mithilfe von Hand- oder Kopfbewegungen, Sprachkommandos oder haptischen Feedback.</text:p>
      <text:p text:style-name="P3"/>
      <text:p text:style-name="P3">Das Ziel dieser Bachelorarbeit ist es, die Interaktion in VR-Umgebungen zu untersuchen und dabei folgende Fragestellungen zu beantworten: Wie gestaltet sich die Interaktion in VR-Umgebungen? Welche Faktoren beeinflussen die Interaktion in VR-Umgebungen? Welche Auswirkungen hat die Interaktion in VR-Umgebungen auf die Nutzer?"</text:p>
      <text:p text:style-name="P14">Stand ähnlicher Anwendungen</text:p>
      <text:p text:style-name="P6"/>
      <text:p text:style-name="P7">2.1<text:tab/>Überblick über aktuelle Anwendungen mit ähnlichen Interaktionen in VR-Umgebungen</text:p>
      <text:p text:style-name="P7"><text:line-break/>The Lab</text:p>
      <text:p text:style-name="P7"/>
      <text:p text:style-name="P9">„The Lab“ wurde von Valve entwickelt und am 5. April 2016 auf Steam veröffentlicht. Das Programm ist eine experimentelle Zusammenstellung verschiedenster Anwendungen, welche Interaktionen innerhalb der virtuellen Realität ermöglichen. Zu diesen verschiedenen Szenarien gehört eines, welches das Schießen mit Pfeil und Bogen darstellt. In diesem Szenario kann die spielende Person einen Pfeil in einen Bogen spannen und diesen auf verschiedene Objekte schießen. Außerdem lässt sich der Pfeil mit Hilfe einer Fackel anzünden, um so seinen Schaden zu erhöhen. Innerhalb dieses Szenarios hat die spielende Person nur die Möglichkeit sich innerhalb eines vorher festgelegten Spiel Bereiches zu bewegen.</text:p>
      <text:p text:style-name="P9"/>
      <text:p text:style-name="P7"/>
      <text:p text:style-name="P7">The Elder Scrolls V: Skyrim VR</text:p>
      <text:p text:style-name="P7"/>
      <text:p text:style-name="P9">„Skyrim“ wurde das erste mal am 11. November 2011 von Bethesda veröffentlicht und war ein Computerspiel ohne Virtual-Reality-Anbindung. Am 3. April 2018 würde dann die VR-Version veröffentlicht, welche den Benutzer:innen die Möglichkeit gab die riesige Welt des Rollenspieles in der virtuellen Realität zu erkunden. Das Spiel beinhaltet auch die Möglichkeit mit Pfeil und Bogen zu interagieren und genau wie in der vorherigen Version aus verschiedenen Pfeilen zu wählen.</text:p>
      <text:p text:style-name="P9"/>
      <text:p text:style-name="P9">In dieser Anwendung muss der Bogen nicht gespannt werden, da der Pfeil immer mit der gleichen Geschwindigkeit fliegt. Dadurch lässt sich der Bogen durch das einmalige in Position bringen der Hand, welche den Pfeil trägt mehrfach abfeuern.</text:p>
      <text:p text:style-name="P7"/>
      <text:p text:style-name="P7">SACRALITH : The Archer`s Tale</text:p>
      <text:p text:style-name="P7"/>
      <text:p text:style-name="P9">„SACRALITH : The Archer`s Tale“ ist ein von dem Entwicklerstudio Odd Meter am 17. Mai 2018 veröffentlichter VR Bogenschieß-Shooter, welcher den Spieler:innen das schießen mit Pfeil und Bogen ermöglicht. Außerdem hat man dort die Möglichkeit durch einen Skill Tree (Fähigkeiten-Baum) Verschiedene Zauber zu erlernen und zu wirken.</text:p>
      <text:p text:style-name="P7"/>
      <text:p text:style-name="P7"/>
      <text:p text:style-name="P7">Blade and Sorcery</text:p>
      <text:p text:style-name="P7"/>
      <text:p text:style-name="P9">„Blade and Sorcery“ wurde von dem Entwicklerstudio WrapFrog entwickelt und am 11. Dezember 2018 veröffentlicht. Die gesamte Anwendung ist eine Art Sandbox, welche den Spieler:innen erlaubt mit mittelalterlichen Waffen, wie Schwertern, Hämmern, Pfeil und Bogen, sowie verschiedenen Zaubern zu experimentieren und zu kämpfen. Für das Spiel existiert eine von dem Nutzer Lyneca erstellte Modifikation (Mod) mit dem Namen „Modular Spells“, welche den Nutzer:innen die Möglichkeit bietet eigene Zauber mit Hilfe eines Steckkastensystems zu erstellen.<text:line-break/><text:line-break/>Hier muss der Pfeil durch das Zusammenführen beider Hände eingespannt, dann durch betätigen des Triggers und anschließendes Auseinanderführen der Hände gespannt und letztendlich durch lösen des Triggers abgefeuert werden. Das auswählen der verschiedenen Pfeile wird mit Hilfe einer Handbewegung hinter den Kopf bzw. innerhalb der Spielumgebung zum Köcher ausgeführt. Hierbei <text:soft-page-break/>wird jedes mal aus einer Liste von verschiedenen Pfeilen der jeweils nächste ausgewählt.</text:p>
      <text:p text:style-name="P7"/>
      <text:p text:style-name="P7"/>
      <text:p text:style-name="P7">2.2<text:tab/>Beschreibung der Ausführung relevanter Interaktionen</text:p>
      <text:p text:style-name="P14">Umsetzung des Projektes: SpellShot</text:p>
      <text:p text:style-name="P8"/>
      <text:p text:style-name="P7">3.1<text:tab/>Beschreibung der verwendeten Benutzer Testmethode (RITE)</text:p>
      <text:p text:style-name="P7"/>
      <text:p text:style-name="P2"><text:span text:style-name="T23">RITE (rapid iterative testing and evaluation) zu deutsch „</text:span><text:span text:style-name="T9">schnelles iteratives Testen und Bewerten“ beschreibt eine Methode des Benutzertests, in welcher davon ausgegangen wird, dass lediglich drei verschiedene Nutzer bereits die meisten Makel einer Anwendung erkennen. Dadurch lassen sich noch während des Design Prozesses einer Anwendung wichtige Erkenntnisse erzielen, welche im besten Fall zur Verbesserung des Designs und der Nutzbarkeit führen.<text:line-break/><text:line-break/>(</text:span><text:a xlink:type="simple" xlink:href="https://www.testingtime.com/en/blog/when-rite-is-right/" text:style-name="Internet_20_link" text:visited-style-name="Visited_20_Internet_20_Link">https://www.testingtime.com/en/blog/when-rite-is-right/</text:a><text:span text:style-name="T9">)</text:span></text:p>
      <text:p text:style-name="P24"/>
      <text:p text:style-name="P5"><text:span text:style-name="T11">3.2<text:tab/>Idee und Konzept<text:line-break/><text:line-break/></text:span><text:span text:style-name="T12">Die Anwendung soll ein Virtual Reality Spiel werden indessen die Spieler:innen mit Hilfe von Pfeil und Bogen nicht nur die Ziele innerhalb des Spieles erreichen, sondern auch Menü Elemente bedienen und sich selbst fortbewegen sollen. Außerdem soll mithilfe von bestimmten Gestiken Pfeile verzaubert werden können, welche dann bestimmte Effekte auf getroffene Objekte wirken.<text:line-break/>Bedienelemente, sowie Anzeigen und Menüs sollen sich in die Spielumgebung einfügen und mit ihr verschmelzen.</text:span></text:p>
      <text:p text:style-name="P5"><text:span text:style-name="T12"><text:line-break/></text:span></text:p>
      <text:p text:style-name="P15"><text:span text:style-name="T13">Spielelemente<text:line-break/></text:span><text:span text:style-name="T12"><text:line-break/>Jedes Spielelement besitzt eine Erkennungsfarbe, also eine Farbe die anhand des Zielstahles welcher beim spannen des <text:s/>Bogens ensteht angeizeigt wird, um die Bedeutung des Zielen für die spielende Person zu definieren. </text:span></text:p>
      <text:p text:style-name="P38"/>
      <text:p text:style-name="P39"><text:span text:style-name="T1">Buttons</text:span><text:span text:style-name="T3"><text:line-break/></text:span>Buttons oder auch Knöpfe sind Bedienelemente innerhalb des User Interfaces, welche der spielenden Person ermöglichen sollen Menüs zu bedienen und Einstellungen der Anwednungen nach belieben zu verändern.</text:p>
      <text:p text:style-name="P39"/>
      <text:p text:style-name="P39">Da diese Elemente keine „Bedrohung“ für die spielende Person darstellen haben sie die Erkennungsfarbe</text:p>
      <text:p text:style-name="P39">grün.<text:span text:style-name="T1"><text:line-break/></text:span></text:p>
      <text:p text:style-name="P39"><text:span text:style-name="T1">Plattformen<text:line-break/></text:span>Diese dienen dazu, das die spielende Person, wenn sie eine davon mit einem Pfeil trifft, sich fortbewegen kann. Sie werden an bestimmten Orten innerhalb einer Welt platziert.</text:p>
      <text:p text:style-name="P39"/>
      <text:p text:style-name="P39">Dieses Spielelement ist ähnlich wie die Buttons keine „Bedrohung“ für die spielende Person, jedoch betrifft es sie, da sie von ihm manipuliert wird bzw. innhalb der Spielwelt an einen anderen Ort transportiert wird. Daher besitzt es die Erkennungsfarbe blau.<text:line-break/><text:line-break/><text:span text:style-name="T1">Schadensakteure<text:line-break/></text:span>Damit sind Objekte innerhalb der Welt gemeint, welche Schaden erhalten können, jedoch keine Bedrohung für die spielende Person darstellen also zerbrechliche Objekte, Power-Ups und andere Interaktive Gegenstände, welche als Ziel ausgewählt werden können.<text:line-break/></text:p>
      <text:p text:style-name="P36"><text:span text:style-name="T19">Da diese Objekte keine Bedrohung darstellen, aber als Ziel ausgewählt und die spielende Person teilweise manipulieren konnen besitzen sie die Erkennungsfarbe gelb bzw. orange.<text:line-break/><text:line-break/></text:span><text:span text:style-name="T20">Gegner<text:line-break/></text:span><text:span text:style-name="T19">Diese greifen die spielende Person an und stellen eine Bedrohung dar, da sie Schaden verursachen.<text:line-break/>Daher <text:s/>besitzen die die Erkennungsfarbe rot.</text:span></text:p>
      <text:p text:style-name="P25"><text:line-break/></text:p>
      <text:p text:style-name="P15"><text:span text:style-name="T13">3.3<text:tab/>Beschreibung der Interaktionen<text:line-break/><text:line-break/>1. Bewegung des Körpers<text:line-break/></text:span><text:span text:style-name="T12">Die Technik der Virtual Reality bietet die Möglichkeit den eigenen Körper und seine Bewegungen als Interaktionsmöglichkeit zu nutzen. In dieser Anwendung spielt dies eine wichtige Rolle.<text:line-break/>Die spielende Person kann zum Beispiel bestimmten Spiel elementen Ausweichen in dem sie sich bückt, hinkniet, zur Seite spingt oder den eigenen Körper vor und zurück bewegt.<text:line-break/><text:line-break/></text:span><text:span text:style-name="T13">2. Bewegung der Hände (Bogenspannen)<text:line-break/></text:span><text:span text:style-name="T12">Nicht nur der Körper ist wichtig, auch die Hände bieten durch VR völligneue möglichkeiten der Interaktion innerhalb von Virtuellen Welten.<text:line-break/>Die spielende Person, kann die Hand, welche den Pfeil hält auf die Hand welche den Bogen hält zubewegen und mit Hilfe einer beliebigen Taste besagten Bogen spannen oder entspannen.</text:span></text:p>
      <text:p text:style-name="P18"/>
      <text:p text:style-name="P18"><text:span text:style-name="T1">3. Bewegung der Hände (Schießen)</text:span><text:line-break/>Ab einer bestimmten Spannung sorgt das entspannen nicht mehr dafür, dass der Pfeil ganz einfach wieder in der Hand der spielenden Person landet, sondern sich mit hoher Geschwindigkeit nach vorne bewegt.<text:line-break/>Diese Interaktion ist Maßgeblich für das gesamte Spiel und hat ein weiteres wichtiges Zusatzelement und zwar einen farblichen Strahl, welcher nicht nur anzeigt, in welche Richtigung der Pfeil fliegt und seine </text:p>
      <text:p text:style-name="P34"><text:span text:style-name="T19">Gravitationskurve mit Hilfe seiner Form, sondern auch was genau getroffen wird anhand seiner Farbe.<text:line-break/>Jedes Spielelement hat eine Bestimmte Funktion, welche so ausgeführt werden kann. <text:line-break/><text:line-break/></text:span><text:span text:style-name="T20">4. Bewegung der Hände (Schadensmodi Einstellung)<text:line-break/></text:span><text:span text:style-name="T19">Es ist ebenfalls möglich die Hand welche den Pfeil hält unabhängig von der des Bogens zu bewegen. Es gibt verschiedene Muster, welche die spielende Person mit dieser Hand ausführen kann, welche dafür sorgen, dass sich das Verhalten des Pfeils und die Auswirkungen eines Treffers verändern. Diese Muster kann die spielende Person durchs Spielen erlernen oder auch durchs </text:span><text:span text:style-name="T22">eigenständige Versuchen herausfinden.</text:span></text:p>
      <text:p text:style-name="P25"><text:line-break/></text:p>
      <text:p text:style-name="P31">3.4<text:tab/>Realisierung und Making-of</text:p>
      <text:p text:style-name="P26"/>
      <text:p text:style-name="P26">Auswahl des Endgerätes</text:p>
      <text:p text:style-name="P5"><text:span text:style-name="T13"><text:line-break/></text:span><text:span text:style-name="T12">Um möglichst viele Tester:innen haben zu können musste bei der Auswahl des Endgerätes recherchiert werden, welche Virtual Reality Headsets am häufigsten benutzt werden. Hierzu hat die Spieleplattform Steam eine Statistik angefertigt, anhand derer sich letztendlich orientiert wurde.<text:line-break/><text:line-break/>Die Anwendung soll unabhängig von einem PC funktionieren, also auf autarken VR-Headsets, deren Software auf Android basiert. Dies hat mehrere Vor-, aber auch Nachteile die ich nun aufführen werde.<text:line-break/><text:line-break/></text:span><text:span text:style-name="T13">Vorteile<text:line-break/></text:span><text:span text:style-name="T12"><text:line-break/></text:span><text:span text:style-name="T13">Zugänglichkeit</text:span><text:span text:style-name="T12"><text:line-break/>Nicht jeder VR-Enthusiast besitzt einen starken Gaming-Rechner, welcher für viele VR-Anwendungen vorrausgesetzt wird, aber jeder von ihnen besitzt zumindest ein VR-Headset, welches auch autark funktioniert.<text:line-break/><text:line-break/></text:span><text:span text:style-name="T13">Beweglichkeit</text:span><text:span text:style-name="T12"><text:line-break/>Dadurch, das die autarken Brillen nicht mit einem PC verbunden werden müssen kann die spielende Person sich wesentlich freier Bewegen und es entstehen keine komplikationen die auf Kabelverbindungen zurückzuführen sind.<text:line-break/><text:line-break/></text:span><text:span text:style-name="T13">Plug-And-Play<text:line-break/></text:span><text:span text:style-name="T12">Dadurch, das die Anwendung auf einer autarken Brille läuft muss diese nur angeschalten werden und die spielende Person kann anfangen sie zu verwenden.<text:line-break/></text:span><text:span text:style-name="T13"><text:line-break/>Nachteile</text:span><text:span text:style-name="T12"><text:line-break/><text:line-break/></text:span><text:span text:style-name="T13">Performance<text:line-break/></text:span><text:span text:style-name="T12">Autarke Brillen besitzen nicht die Technischen Kapazitäten, um besonders aufwendige Anwendungen abspielen zu können. Das bedeutet, man muss beim Designen, sowie bei der Programmierung besonders darauf achten, dass Diese nicht überlastet werden.<text:line-break/><text:line-break/></text:span><text:span text:style-name="T13">Darstellung<text:line-break/></text:span><text:span text:style-name="T12">Durch die Verwendung von Android-Geräten muss man auf viele Features, welche die Game-Engine bietet verzichten und Workarounds finden, welche oft nicht an das visuelle Gegenstück heran kommen, welches eine PCVR-Anwendung bieten kann.<text:line-break/></text:span></text:p>
      <text:p text:style-name="P39"><text:line-break/></text:p>
      <text:p text:style-name="P26"/>
      <text:p text:style-name="P26"/>
      <text:p text:style-name="P31">3D Modele</text:p>
      <text:p text:style-name="P26"/>
      <text:p text:style-name="P24">Die 3D Modelle und ihre UV-Maps wurden in CINEMA 4D erstellt.</text:p>
      <text:p text:style-name="P24">Hier für wurden zunächst einzelne Abschnitte nach Sichtbarkeit in der späteren Anwendung ausgewählt. </text:p>
      <text:p text:style-name="P5"><text:span text:style-name="T10">Zum Beispiel ist die Oberseite einer Plattform auf der sich die Spieler:innen später bewegen sollen wichtiger als deren Unterseite, da man diese im Verlauf des Spieles kaum zu sehen bekommt. Durch diese Herangehensweise entstanden für dieses Projekt optimierte 3D-Objekte.<text:line-break/><text:line-break/></text:span><text:span text:style-name="T11">Texturen</text:span></text:p>
      <text:p text:style-name="P7"/>
      <text:p text:style-name="P9">Die Texturen der einzelnen 3D Modelle wurden in Photoshop erstellt. Teilweise mit Hilfe der Zuvor ausgegebenen UV-Maps als auf komplett unabhängige Texturen, welche einfach nur bestimmte Oberflächen Typen darstellen sollen. Bei den von 3D Modellen abhängigen Texturen wurde eine Methode verwendet, durch die am Ende eine RGB-Maske, also ein Bild mit ausschließlich roten, grünen sowie blauen Farbanteilen entsteht. Dieses Bild wird dann später in der Spiele-Engine dazu verwendet mehrere Materialien auf einem Objekt haben zu können, ohne zusätzliche Polygone verwenden zu müssen.</text:p>
      <text:p text:style-name="P9"/>
      <text:p text:style-name="P7">Materialien</text:p>
      <text:p text:style-name="P7"/>
      <text:p text:style-name="P9">Die Materialien wurden innerhalb der Unreal Engine 4.27 mit Hilfe von sogenannten Shadern erstellt. Hierfür wurde die RGB-Maske verwenden.</text:p>
      <text:p text:style-name="P14">Ergebnisse</text:p>
      <text:p text:style-name="P6"/>
      <text:p text:style-name="P7">4.1<text:tab/>Darstellung und Analyse der gewonnenen Daten</text:p>
      <text:p text:style-name="P7"/>
      <text:p text:style-name="P9">Die Tests der Anwendung wurden mit einzelnen Personen durchgeführt, welche dann folgende Fragen beantwortet haben:<text:line-break/></text:p>
      <text:p text:style-name="P7">1.<text:tab/>Wie gut hat die Interaktion mit Pfeil und Bogen funktioniert?<text:line-break/>2.<text:tab/>Wie gut hat die Fortbewegung funktioniert?<text:line-break/>3.<text:tab/>Wie gut hat das Zaubern funktioniert?<text:line-break/>4.<text:tab/>Hast du verstanden, wie sich mindestens ein Zauber reproduzieren ließ?</text:p>
      <text:p text:style-name="P12"><text:span text:style-name="T7">5.</text:span><text:span text:style-name="T6"><text:tab/></text:span><text:span text:style-name="T7">Hast du verstanden, wie sich mehrere Zauber reproduzieren ließen?</text:span></text:p>
      <text:p text:style-name="P1">6. <text:tab/>Ist dir schlecht geworden?</text:p>
      <text:p text:style-name="P1">7.<text:tab/>Hast du das Ziel des Spieles verstanden?</text:p>
      <text:p text:style-name="P7"><text:span text:style-name="T5">8.<text:tab/>Hat das Spielen Spaß gemacht?</text:span><text:span text:style-name="T8"><text:line-break/></text:span></text:p>
      <text:p text:style-name="P7">Test 1</text:p>
      <text:p text:style-name="P9">Der erste Test wurde mit insgesamt 5 Personen durchgeführt. Dabei habe ich folgende Ergebnisse erhalten.<text:line-break/><text:line-break/><text:span text:style-name="T4">(siehe: Test_Auswertung.ods)</text:span></text:p>
      <text:p text:style-name="P10"><draw:frame draw:style-name="fr1" draw:name="Objekt1" text:anchor-type="paragraph" svg:x="0.937cm" svg:y="0.116cm" svg:width="15cm" svg:height="2.3cm" draw:z-index="0"><draw:object xlink:href="./Object 1" xlink:type="simple" xlink:show="embed" xlink:actuate="onLoad"/><draw:image xlink:href="./ObjectReplacements/Object 1" xlink:type="simple" xlink:show="embed" xlink:actuate="onLoad"/></draw:frame></text:p>
      <text:p text:style-name="P10"/>
      <text:p text:style-name="P10"/>
      <text:p text:style-name="P10"/>
      <text:p text:style-name="P10"/>
      <text:p text:style-name="P10"/>
      <text:p text:style-name="P10"/>
      <text:p text:style-name="P11">4.2<text:tab/>Diskussion der Ergebnisse im Hinblick auf die Ziele und Fragestellung der Arbeit</text:p>
      <text:p text:style-name="P11"/>
      <text:p text:style-name="P10">Aus den Ergebnissen des ersten Testlaufes geht hervor, dass die meisten Testpersonen zwar sehr viel Spaß an der Anwendungen hatten, ihnen nicht schlecht geworden ist und sie auch verstanden haben, wie die Fortbewegung funktioniert, jedoch die wenigstes überhaupt eine Bewegung mit der Hand ausgeführt haben oder überhaupt verstanden haben, wie die Interaktion ausgeführt wird.</text:p>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 Pro" svg:font-family="'Minion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_5b_Kein_20_Absatzformat_5d_" style:display-name="[Kein Absatzformat]" style:family="paragraph">
      <style:paragraph-properties fo:margin-left="0cm" fo:margin-right="0cm" fo:margin-top="0cm" fo:margin-bottom="0cm" fo:line-height="120%" fo:text-align="start" style:justify-single-word="false" fo:text-indent="0cm" style:auto-text-indent="false" style:text-autospace="none" style:vertical-align="middle" style:writing-mode="lr-tb"/>
      <style:text-properties fo:color="#000000" style:text-line-through-style="none" style:text-position="0% 100%" style:font-name="Minion Pro" fo:font-size="12pt" fo:letter-spacing="normal" fo:language="de" fo:country="DE" fo:font-style="normal" style:text-underline-style="none" fo:font-weight="normal" style:font-name-asian="Minion Pro" style:font-size-asian="12pt" style:font-style-asian="normal" style:font-weight-asian="normal" style:font-name-complex="Minion Pro" style:font-size-complex="12pt" style:font-style-complex="normal" style:font-weight-complex="normal" style:text-emphasize="none" style:text-scale="100%"/>
    </style:style>
    <style:style style:name="_5b_Einf._20_Abs._5d_" style:display-name="[Einf. Abs.]" style:family="paragraph" style:parent-style-name="_5b_Kein_20_Absatzformat_5d_"/>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07T12:10:33.57</meta:creation-date>
    <dc:date>2023-01-11T19:40:33.99</dc:date>
    <meta:editing-duration>PT5H50M16S</meta:editing-duration>
    <meta:editing-cycles>116</meta:editing-cycles>
    <meta:generator>OpenOffice/4.1.3$Win32 OpenOffice.org_project/413m1$Build-9783</meta:generator>
    <dc:creator>Can Sezer</dc:creator>
    <meta:document-statistic meta:table-count="0" meta:image-count="0" meta:object-count="1" meta:page-count="11" meta:paragraph-count="81" meta:word-count="1928" meta:character-count="1384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justify" fo:margin-left="0cm"/>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dddddd"/>
    </style:style>
  </office:automatic-styles>
  <office:body>
    <office:spreadsheet>
      <table:table table:name="Tabelle1" table:style-name="ta1" table:print="false">
        <table:table-column table:style-name="co1" table:number-columns-repeated="9" table:default-cell-style-name="Default"/>
        <table:table-row table:style-name="ro1" table:number-rows-repeated="25">
          <table:table-cell table:number-columns-repeated="9"/>
        </table:table-row>
        <table:table-row table:style-name="ro1">
          <table:table-cell table:style-name="ce1" office:value-type="string" table:number-columns-spanned="9" table:number-rows-spanned="1">
            <text:p>Test 1</text:p>
          </table:table-cell>
          <table:covered-table-cell table:number-columns-repeated="6" table:style-name="ce2"/>
          <table:covered-table-cell table:number-columns-repeated="2" table:style-name="ce4"/>
        </table:table-row>
        <table:table-row table:style-name="ro1">
          <table:table-cell table:style-name="ce1" office:value-type="string">
            <text:p>Testperson</text:p>
          </table:table-cell>
          <table:table-cell table:style-name="ce1" office:value-type="string">
            <text:p>Antwort 1</text:p>
          </table:table-cell>
          <table:table-cell table:style-name="ce1" office:value-type="string">
            <text:p>Antwort 2</text:p>
          </table:table-cell>
          <table:table-cell table:style-name="ce1" office:value-type="string">
            <text:p>Antwort <text:s/>3</text:p>
          </table:table-cell>
          <table:table-cell table:style-name="ce1" office:value-type="string">
            <text:p>Antwort 4</text:p>
          </table:table-cell>
          <table:table-cell table:style-name="ce1" office:value-type="string">
            <text:p>Antwort 5</text:p>
          </table:table-cell>
          <table:table-cell table:style-name="ce1" office:value-type="string">
            <text:p>Antwort 6</text:p>
          </table:table-cell>
          <table:table-cell table:style-name="ce1" office:value-type="string">
            <text:p>Antwort 7</text:p>
          </table:table-cell>
          <table:table-cell table:style-name="ce1" office:value-type="string">
            <text:p>Antwort 8</text:p>
          </table:table-cell>
        </table:table-row>
        <table:table-row table:style-name="ro1">
          <table:table-cell table:style-name="ce1" office:value-type="float" office:value="1">
            <text:p>1</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2">
            <text:p>2</text:p>
          </table:table-cell>
          <table:table-cell table:number-columns-repeated="2" table:style-name="ce3" office:value-type="float" office:value="5">
            <text:p>5</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3">
            <text:p>3</text:p>
          </table:table-cell>
          <table:table-cell table:number-columns-repeated="2"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5">
            <text:p>5</text:p>
          </table:table-cell>
        </table:table-row>
        <table:table-row table:style-name="ro1">
          <table:table-cell table:style-name="ce1" office:value-type="float" office:value="4">
            <text:p>4</text:p>
          </table:table-cell>
          <table:table-cell table:number-columns-repeated="2" table:style-name="ce3" office:value-type="float" office:value="5">
            <text:p>5</text:p>
          </table:table-cell>
          <table:table-cell table:style-name="ce3" office:value-type="float" office:value="2">
            <text:p>2</text:p>
          </table:table-cell>
          <table:table-cell table:number-columns-repeated="3" table:style-name="ce3" office:value-type="string">
            <text:p>NEIN</text:p>
          </table:table-cell>
          <table:table-cell table:style-name="ce3" office:value-type="string">
            <text:p>JA</text:p>
          </table:table-cell>
          <table:table-cell table:style-name="ce3" office:value-type="float" office:value="5">
            <text:p>5</text:p>
          </table:table-cell>
        </table:table-row>
        <table:table-row table:style-name="ro1">
          <table:table-cell table:style-name="ce1" office:value-type="float" office:value="5">
            <text:p>5</text:p>
          </table:table-cell>
          <table:table-cell table:style-name="ce3" office:value-type="float" office:value="3">
            <text:p>3</text:p>
          </table:table-cell>
          <table:table-cell table:style-name="ce3" office:value-type="float" office:value="4">
            <text:p>4</text:p>
          </table:table-cell>
          <table:table-cell table:style-name="ce3" office:value-type="float" office:value="1">
            <text:p>1</text:p>
          </table:table-cell>
          <table:table-cell table:number-columns-repeated="4" table:style-name="ce3" office:value-type="string">
            <text:p>NEIN</text:p>
          </table:table-cell>
          <table:table-cell table:style-name="ce3" office:value-type="float" office:value="4">
            <text:p>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11">11.01.2023</text:date>, <text:time>15:08:53</text:time></text:p>
        </style:region-right>
      </style:header>
      <style:header-left style:display="false"/>
      <style:footer>
        <text:p>Seite <text:page-number>1</text:page-number> / <text:page-count>99</text:page-count></text:p>
      </style:footer>
      <style:footer-left style:display="false"/>
    </style:master-page>
  </office:master-styles>
</office:document-styles>
</file>